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style:font-name="Ubuntu" officeooo:rsid="000504c1" officeooo:paragraph-rsid="000504c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ython ~/quotation_maker/my-firstlog/manage.py runserver 0.0.0.0:8000 –insecure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9T17:39:42.300371943</meta:creation-date>
    <dc:date>2019-07-31T10:49:40.448302866</dc:date>
    <meta:editing-duration>PT44M22S</meta:editing-duration>
    <meta:editing-cycles>5</meta:editing-cycles>
    <meta:generator>LibreOffice/5.1.6.2$Linux_X86_64 LibreOffice_project/10m0$Build-2</meta:generator>
    <meta:document-statistic meta:table-count="0" meta:image-count="0" meta:object-count="0" meta:page-count="1" meta:paragraph-count="1" meta:word-count="5" meta:character-count="79" meta:non-whitespace-character-count="75"/>
  </office:meta>
</office:document-meta>
</file>